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bin" svg:font-family="Cabin" style:font-pitch="variable"/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bin" officeooo:rsid="0006a18c" officeooo:paragraph-rsid="0006a18c"/>
    </style:style>
    <style:style style:name="P2" style:family="paragraph" style:parent-style-name="Standard">
      <style:paragraph-properties fo:text-align="justify" style:justify-single-word="false"/>
      <style:text-properties style:font-name="Cabin" officeooo:rsid="0006a18c" officeooo:paragraph-rsid="001f7840"/>
    </style:style>
    <style:style style:name="P3" style:family="paragraph" style:parent-style-name="Standard">
      <style:paragraph-properties fo:text-align="justify" style:justify-single-word="false"/>
      <style:text-properties style:font-name="Cabin" officeooo:rsid="0006a18c" officeooo:paragraph-rsid="00244378"/>
    </style:style>
    <style:style style:name="P4" style:family="paragraph" style:parent-style-name="Standard">
      <style:paragraph-properties fo:text-align="justify" style:justify-single-word="false"/>
      <style:text-properties style:font-name="Cabin" officeooo:rsid="0006a18c" officeooo:paragraph-rsid="0025c5c0"/>
    </style:style>
    <style:style style:name="P5" style:family="paragraph" style:parent-style-name="Standard">
      <style:text-properties style:font-name="Cabin" officeooo:rsid="0006a18c" officeooo:paragraph-rsid="001f7840"/>
    </style:style>
    <style:style style:name="P6" style:family="paragraph" style:parent-style-name="Standard">
      <style:text-properties style:font-name="Cabin" officeooo:rsid="0006a18c" officeooo:paragraph-rsid="00200636"/>
    </style:style>
    <style:style style:name="P7" style:family="paragraph" style:parent-style-name="Standard">
      <style:text-properties style:font-name="Cabin" officeooo:rsid="0006a18c" officeooo:paragraph-rsid="0020ea7f"/>
    </style:style>
    <style:style style:name="P8" style:family="paragraph" style:parent-style-name="Standard">
      <style:text-properties style:font-name="Cabin" officeooo:rsid="0006a18c" officeooo:paragraph-rsid="002277a2"/>
    </style:style>
    <style:style style:name="P9" style:family="paragraph" style:parent-style-name="Standard">
      <style:text-properties style:font-name="Cabin" officeooo:rsid="0006a18c" officeooo:paragraph-rsid="00244378"/>
    </style:style>
    <style:style style:name="P10" style:family="paragraph" style:parent-style-name="Standard">
      <style:text-properties style:font-name="Cabin" officeooo:rsid="0006f91c" officeooo:paragraph-rsid="000c4af3"/>
    </style:style>
    <style:style style:name="P11" style:family="paragraph" style:parent-style-name="Standard">
      <style:text-properties style:font-name="Cabin" officeooo:rsid="0006f91c" officeooo:paragraph-rsid="001f7840"/>
    </style:style>
    <style:style style:name="P12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officeooo:rsid="0006f91c" officeooo:paragraph-rsid="001f7840"/>
    </style:style>
    <style:style style:name="P13" style:family="paragraph" style:parent-style-name="Standard">
      <style:text-properties style:font-name="Cabin" officeooo:rsid="0006f91c" officeooo:paragraph-rsid="00200636"/>
    </style:style>
    <style:style style:name="P14" style:family="paragraph" style:parent-style-name="Standard">
      <style:text-properties style:font-name="Cabin" officeooo:rsid="0006f91c" officeooo:paragraph-rsid="0020ea7f"/>
    </style:style>
    <style:style style:name="P15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officeooo:rsid="0006f91c" officeooo:paragraph-rsid="0020ea7f"/>
    </style:style>
    <style:style style:name="P16" style:family="paragraph" style:parent-style-name="Standard">
      <style:text-properties style:font-name="Cabin" officeooo:rsid="0006f91c" officeooo:paragraph-rsid="002277a2"/>
    </style:style>
    <style:style style:name="P17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officeooo:rsid="0006f91c" officeooo:paragraph-rsid="002277a2"/>
    </style:style>
    <style:style style:name="P18" style:family="paragraph" style:parent-style-name="Standard">
      <style:text-properties style:font-name="Cabin" officeooo:rsid="0006f91c" officeooo:paragraph-rsid="00244378"/>
    </style:style>
    <style:style style:name="P19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officeooo:rsid="0006f91c" officeooo:paragraph-rsid="00244378"/>
    </style:style>
    <style:style style:name="P20" style:family="paragraph" style:parent-style-name="Standard">
      <style:text-properties style:font-name="Cabin" officeooo:rsid="0006f91c" officeooo:paragraph-rsid="0025c5c0"/>
    </style:style>
    <style:style style:name="P21" style:family="paragraph" style:parent-style-name="Standard">
      <style:text-properties style:font-name="Cabin" officeooo:rsid="001f7840" officeooo:paragraph-rsid="001f7840"/>
    </style:style>
    <style:style style:name="P22" style:family="paragraph" style:parent-style-name="Standard">
      <style:paragraph-properties fo:text-align="justify" style:justify-single-word="false"/>
      <style:text-properties style:font-name="Cabin" officeooo:rsid="001f7840" officeooo:paragraph-rsid="001f7840"/>
    </style:style>
    <style:style style:name="P23" style:family="paragraph" style:parent-style-name="Standard">
      <style:paragraph-properties fo:text-align="justify" style:justify-single-word="false"/>
      <style:text-properties style:font-name="Cabin" officeooo:rsid="001f7840" officeooo:paragraph-rsid="002277a2"/>
    </style:style>
    <style:style style:name="P24" style:family="paragraph" style:parent-style-name="Standard">
      <style:paragraph-properties fo:text-align="justify" style:justify-single-word="false"/>
      <style:text-properties style:font-name="Cabin" officeooo:rsid="001f7840" officeooo:paragraph-rsid="00244378"/>
    </style:style>
    <style:style style:name="P25" style:family="paragraph" style:parent-style-name="Standard">
      <style:paragraph-properties fo:text-align="justify" style:justify-single-word="false"/>
      <style:text-properties style:font-name="Cabin" officeooo:rsid="001f7840" officeooo:paragraph-rsid="003e8df5"/>
    </style:style>
    <style:style style:name="P26" style:family="paragraph" style:parent-style-name="Standard">
      <style:text-properties style:font-name="Cabin" officeooo:rsid="001f7840" officeooo:paragraph-rsid="0020ea7f"/>
    </style:style>
    <style:style style:name="P27" style:family="paragraph" style:parent-style-name="Standard">
      <style:text-properties style:font-name="Cabin" officeooo:rsid="001f7840" officeooo:paragraph-rsid="002277a2"/>
    </style:style>
    <style:style style:name="P28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font-weight="bold" officeooo:rsid="0006a18c" officeooo:paragraph-rsid="0006a18c" style:font-weight-asian="bold" style:font-weight-complex="bold"/>
    </style:style>
    <style:style style:name="P29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officeooo:rsid="000c4af3" officeooo:paragraph-rsid="000c4af3"/>
    </style:style>
    <style:style style:name="P3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06f91c"/>
    </style:style>
    <style:style style:name="P31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1f7840"/>
    </style:style>
    <style:style style:name="P32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200636"/>
    </style:style>
    <style:style style:name="P33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20ea7f"/>
    </style:style>
    <style:style style:name="P34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2277a2"/>
    </style:style>
    <style:style style:name="P35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244378"/>
    </style:style>
    <style:style style:name="P36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officeooo:rsid="0006f91c" officeooo:paragraph-rsid="0025c5c0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0c4af3"/>
    </style:style>
    <style:style style:name="T3" style:family="text">
      <style:text-properties style:font-name="Courier" officeooo:rsid="001f7840"/>
    </style:style>
    <style:style style:name="T4" style:family="text">
      <style:text-properties style:font-name="Courier" officeooo:rsid="00200636"/>
    </style:style>
    <style:style style:name="T5" style:family="text">
      <style:text-properties style:font-name="Courier" officeooo:rsid="0020ea7f"/>
    </style:style>
    <style:style style:name="T6" style:family="text">
      <style:text-properties style:font-name="Courier" officeooo:rsid="0025c5c0"/>
    </style:style>
    <style:style style:name="T7" style:family="text">
      <style:text-properties officeooo:rsid="000c4af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f7840"/>
    </style:style>
    <style:style style:name="T11" style:family="text">
      <style:text-properties officeooo:rsid="00200636"/>
    </style:style>
    <style:style style:name="T12" style:family="text">
      <style:text-properties officeooo:rsid="0020ea7f"/>
    </style:style>
    <style:style style:name="T13" style:family="text">
      <style:text-properties style:text-position="super 58%"/>
    </style:style>
    <style:style style:name="T14" style:family="text">
      <style:text-properties officeooo:rsid="002277a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2277a2"/>
    </style:style>
    <style:style style:name="T17" style:family="text">
      <style:text-properties officeooo:rsid="00244378"/>
    </style:style>
    <style:style style:name="T18" style:family="text">
      <style:text-properties officeooo:rsid="0025c5c0"/>
    </style:style>
    <style:style style:name="T19" style:family="text">
      <style:text-properties officeooo:rsid="002bea32"/>
    </style:style>
    <style:style style:name="T20" style:family="text">
      <style:text-properties officeooo:rsid="00304124"/>
    </style:style>
    <style:style style:name="T21" style:family="text">
      <style:text-properties officeooo:rsid="003e743d"/>
    </style:style>
    <style:style style:name="T22" style:family="text">
      <style:text-properties officeooo:rsid="0043454a"/>
    </style:style>
    <style:style style:name="T23" style:family="text">
      <style:text-properties officeooo:rsid="0045e355"/>
    </style:style>
    <style:style style:name="T24" style:family="text">
      <style:text-properties officeooo:rsid="004917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ation Java<text:span text:style-name="T7"> @ </text:span><text:span text:style-name="T22">Et</text:span><text:span text:style-name="T7">3</text:span></text:p>
      <text:p text:style-name="P1">Polytech Paris-S<text:span text:style-name="T20">aclay | </text:span>20<text:span text:style-name="T20">2</text:span><text:span text:style-name="T24">5</text:span>-<text:span text:style-name="T19">2</text:span><text:span text:style-name="T24">6</text:span></text:p>
      <text:p text:style-name="P1"/>
      <text:p text:style-name="P1"/>
      <text:p text:style-name="P29"><text:span text:style-name="T8">Nom :</text:span> ...</text:p>
      <text:p text:style-name="P29"><text:span text:style-name="T8">Prénom :</text:span> ...</text:p>
      <text:p text:style-name="P1"/>
      <text:p text:style-name="P1"/>
      <text:p text:style-name="P28">Exercice <text:span text:style-name="T10">3</text:span></text:p>
      <text:p text:style-name="P1"/>
      <text:p text:style-name="P22">On souhaite développer des classes Java permettant de faire certaines manipulations sur des nombres complexes. </text:p>
      <text:p text:style-name="P21"/>
      <text:p text:style-name="P1"/>
      <text:p text:style-name="P2">1. <text:span text:style-name="T10">Définissez une classe </text:span><text:span text:style-name="T3">Complexe</text:span><text:span text:style-name="T10"> comprenant deux champs de type double, représentant respectivement la partie réelle et la partie imaginaire d’un nombre complexe, puis munissez-la d’un constructeur prenant une valeur pour la partie réelle et la partie imaginaire du nouveau nombre complexe.</text:span></text:p>
      <text:p text:style-name="P2"/>
      <text:p text:style-name="P10"><text:span text:style-name="T7">#3.</text:span>1.1<text:span text:style-name="T7"> classe <text:s/></text:span><text:span text:style-name="T3">Complexe</text:span></text:p>
      <text:p text:style-name="P30">...</text:p>
      <text:p text:style-name="P30"/>
      <text:p text:style-name="P1"/>
      <text:p text:style-name="P1"/>
      <text:p text:style-name="P22">2. Ajoutez à la classe <text:span text:style-name="T1">Complexe</text:span> le code nécessaire pour permettre un affichage approprié pour des objets de cette classe en redéfinissant la méthode <text:span text:style-name="T1">toString()</text:span> de la classe <text:span text:style-name="T1">Object</text:span>.</text:p>
      <text:p text:style-name="P21"/>
      <text:p text:style-name="P11"><text:span text:style-name="T7">#3.2</text:span>.1<text:span text:style-name="T7"> méthode </text:span><text:span text:style-name="T3">toString</text:span></text:p>
      <text:p text:style-name="P31">...</text:p>
      <text:p text:style-name="P31"/>
      <text:p text:style-name="P5"/>
      <text:p text:style-name="P5"/>
      <text:p text:style-name="P22">3. On ne souhaite pas que les objets de la classe <text:span text:style-name="T1">Complexe</text:span> puissent être modifiés une fois créés (on les qualifiera donc d’<text:span text:style-name="T9">immuables</text:span> (<text:span text:style-name="T9">immutable</text:span>)). Comment peut-on garantir cela ? Implémentez la partie pertinente des méthodes d’accès.</text:p>
      <text:p text:style-name="P22"/>
      <text:p text:style-name="P11"><text:span text:style-name="T7">#3.3</text:span>.1<text:span text:style-name="T7"> Approche pour garantir la non modification des objects </text:span><text:span text:style-name="T2">Complexe</text:span><text:span text:style-name="T7"> </text:span></text:p>
      <text:p text:style-name="P12">...</text:p>
      <text:p text:style-name="P12"/>
      <text:p text:style-name="P5"/>
      <text:p text:style-name="P11"><text:span text:style-name="T7">#3.3</text:span>.<text:span text:style-name="T10">2 Méthodes d'accès</text:span></text:p>
      <text:p text:style-name="P31">...</text:p>
      <text:p text:style-name="P31"/>
      <text:p text:style-name="P5"/>
      <text:p text:style-name="P2"/>
      <text:p text:style-name="P22"><text:soft-page-break/>4. Ajoutez un constructeur de copie à votre classe prenant en unique paramètre une instance de la classe <text:span text:style-name="T1">Complexe</text:span>. Quelle peut être dans ce contexte l’utilité d’un tel constructeur ?</text:p>
      <text:p text:style-name="P22"/>
      <text:p text:style-name="P11"><text:span text:style-name="T7">#3.4</text:span>.1<text:span text:style-name="T7"> Nouveau constructeur de </text:span><text:span text:style-name="T2">Complexe</text:span><text:span text:style-name="T7"> </text:span></text:p>
      <text:p text:style-name="P31">...</text:p>
      <text:p text:style-name="P31"/>
      <text:p text:style-name="P5"/>
      <text:p text:style-name="P11"><text:span text:style-name="T7">#3.4</text:span>.<text:span text:style-name="T10">2 Quelle est l'utilité d'un tel constructeur ?</text:span></text:p>
      <text:p text:style-name="P12">...</text:p>
      <text:p text:style-name="P12"/>
      <text:p text:style-name="P21"/>
      <text:p text:style-name="P21"/>
      <text:p text:style-name="P22">5. Ajoutez le code nécessaire à votre classe pour tester l’égalité d’état de deux objets de la classe <text:span text:style-name="T1">Complexe</text:span><text:span text:style-name="T11"> par redéfinition de la méthode </text:span><text:span text:style-name="T4">equals</text:span><text:span text:style-name="T11"> de la classe </text:span><text:span text:style-name="T4">Object</text:span><text:span text:style-name="T11">.</text:span></text:p>
      <text:p text:style-name="P21"/>
      <text:p text:style-name="P13"><text:span text:style-name="T7">#3.5</text:span>.1<text:span text:style-name="T7"> redéfinition de </text:span><text:span text:style-name="T2">equals</text:span></text:p>
      <text:p text:style-name="P32">...</text:p>
      <text:p text:style-name="P32"/>
      <text:p text:style-name="P6"/>
      <text:p text:style-name="P13"><text:span text:style-name="T7">#3.5</text:span>.<text:span text:style-name="T11">2 tests sur plusieurs valeur d'objets </text:span><text:span text:style-name="T4">Complexe</text:span></text:p>
      <text:p text:style-name="P32">...</text:p>
      <text:p text:style-name="P32"/>
      <text:p text:style-name="P6"/>
      <text:p text:style-name="P21"/>
      <text:p text:style-name="P22">6. Ajoutez des méthodes d’instance pour le calcul du module et de l’argument d’un complexe. On<text:span text:style-name="T12"> </text:span>rappelle :<text:span text:style-name="T12"> </text:span></text:p>
      <text:p text:style-name="P22"/>
      <text:p text:style-name="P26">— module = <text:span text:style-name="T12">sqrt(</text:span>re<text:span text:style-name="T13">2</text:span> + im<text:span text:style-name="T13">2</text:span><text:span text:style-name="T12">)</text:span></text:p>
      <text:p text:style-name="P21">— argument = acos( <text:span text:style-name="T12">re / </text:span>module<text:span text:style-name="T12"> </text:span>)</text:p>
      <text:p text:style-name="P21"/>
      <text:p text:style-name="P14"><text:span text:style-name="T7">#3.6</text:span>.<text:span text:style-name="T12">1 nouvelles méthodes</text:span></text:p>
      <text:p text:style-name="P33">...</text:p>
      <text:p text:style-name="P33"/>
      <text:p text:style-name="P7"/>
      <text:p text:style-name="P14"><text:span text:style-name="T7">#3.6</text:span>.<text:span text:style-name="T12">2 Est-il plus pertinent d'ajouter de nouveaux champs à la classe ou bien de faire des calculs de ces valeurs à la volée ?</text:span></text:p>
      <text:p text:style-name="P15">...</text:p>
      <text:p text:style-name="P15"/>
      <text:p text:style-name="P7"/>
      <text:p text:style-name="P21"/>
      <text:p text:style-name="P22">7. Définissez des méthodes pour l’addition et la multiplication de deux nombres complexes. Ces méthodes prendront un paramètre implicite et un paramètre explicite, et retourneront une<text:span text:style-name="T14"> </text:span>nouvelle<text:span text:style-name="T14"> </text:span>instance correspondant au résultat de l’opération. On rappelle :</text:p>
      <text:p text:style-name="P22"/>
      <text:p text:style-name="P27">— (re<text:span text:style-name="T15">1</text:span> + im<text:span text:style-name="T15">1</text:span> i) + (re<text:span text:style-name="T16">2</text:span> + im<text:span text:style-name="T16">2</text:span> i) = (re<text:span text:style-name="T15">1</text:span> + re<text:span text:style-name="T16">2</text:span> + (im<text:span text:style-name="T15">1</text:span> + im<text:span text:style-name="T16">2</text:span>)i)</text:p>
      <text:p text:style-name="P27">— (re<text:span text:style-name="T15">1</text:span> + im<text:span text:style-name="T15">1</text:span> i) <text:span text:style-name="T14">x</text:span> (re<text:span text:style-name="T16">2</text:span> + im<text:span text:style-name="T16">2</text:span> i) = (re<text:span text:style-name="T15">1</text:span> <text:span text:style-name="T14">x</text:span> re<text:span text:style-name="T16">2</text:span> − im<text:span text:style-name="T15">1</text:span> <text:span text:style-name="T14">x</text:span> im<text:span text:style-name="T16">2</text:span> + (re<text:span text:style-name="T15">1</text:span> <text:span text:style-name="T14">x</text:span> im<text:span text:style-name="T16">2</text:span> + im<text:span text:style-name="T15">1</text:span> <text:span text:style-name="T14">x</text:span> re<text:span text:style-name="T16">2</text:span>)i)</text:p>
      <text:p text:style-name="P27"/>
      <text:p text:style-name="P16"><text:soft-page-break/><text:span text:style-name="T7">#3.7</text:span>.<text:span text:style-name="T12">1 nouvelles méthodes</text:span></text:p>
      <text:p text:style-name="P34">...</text:p>
      <text:p text:style-name="P34"/>
      <text:p text:style-name="P8"/>
      <text:p text:style-name="P21"/>
      <text:p text:style-name="P22">8. On souhaite à présent bénéficier de la classe <text:span text:style-name="T1">Complexe</text:span> et définir une classe permettant de représenter<text:span text:style-name="T14"> </text:span>un nombre complexe telle que l’historique des opérations dans lesquelles ce complexe aura servi<text:span text:style-name="T14"> </text:span>d’opérande est conservé. Définissez une nouvelle classe <text:span text:style-name="T1">ComplexeMemoire</text:span>, dans un autre package<text:span text:style-name="T14"> </text:span>que <text:span text:style-name="T1">Complexe</text:span>, permettant de réaliser cela. Pour l’historique des opérations, on veut garder la<text:span text:style-name="T14"> </text:span>trace des opérations subies (addition ou multiplication), de la valeur des autres opérandes et des<text:span text:style-name="T14"> </text:span>résultats obtenus<text:span text:style-name="T14"> (une simple chaîne de caractères pourra </text:span><text:span text:style-name="T21">convenir ici</text:span><text:span text:style-name="T14">)</text:span>. Proposez une implémentation appropriée, et ajoutez un constructeur prenant<text:span text:style-name="T14"> </text:span>une partie réelle et une partie imaginaire en paramètres.</text:p>
      <text:p text:style-name="P21"/>
      <text:p text:style-name="P16"><text:span text:style-name="T7">#3.8</text:span>.<text:span text:style-name="T12">1 classe </text:span><text:span text:style-name="T5">ComplexeMemoire</text:span></text:p>
      <text:p text:style-name="P34">...</text:p>
      <text:p text:style-name="P34"/>
      <text:p text:style-name="P8"/>
      <text:p text:style-name="P27"/>
      <text:p text:style-name="P22">9. Ajoutez un constructeur par copie à la classe <text:span text:style-name="T1">ComplexeMemoire</text:span>.</text:p>
      <text:p text:style-name="P22"/>
      <text:p text:style-name="P16"><text:span text:style-name="T7">#3.9</text:span>.<text:span text:style-name="T12">1 constructeur par copie de </text:span><text:span text:style-name="T5">ComplexeMemoire</text:span></text:p>
      <text:p text:style-name="P34">...</text:p>
      <text:p text:style-name="P34"/>
      <text:p text:style-name="P8"/>
      <text:p text:style-name="P23"/>
      <text:p text:style-name="P22">10. Serait-il possible d’ajouter simplement un constructeur sans paramètre<text:span text:style-name="T14">s</text:span> à la classe ComplexeMemoire ?</text:p>
      <text:p text:style-name="P22"/>
      <text:p text:style-name="P16"><text:span text:style-name="T7">#3.10</text:span>.<text:span text:style-name="T12">1 réponse et solution(s) possible(s)</text:span></text:p>
      <text:p text:style-name="P17">...</text:p>
      <text:p text:style-name="P17"/>
      <text:p text:style-name="P8"/>
      <text:p text:style-name="P23"/>
      <text:p text:style-name="P22">11. Ajoutez à la classe <text:span text:style-name="T1">ComplexeMemoire</text:span> les méthodes nécessaires pour pouvoir ajouter des messages<text:span text:style-name="T17"> </text:span>à la mémoire des opérations d’un objet de la classe et consulter cette mémoire.</text:p>
      <text:p text:style-name="P21"/>
      <text:p text:style-name="P18"><text:span text:style-name="T7">#3.11</text:span>.<text:span text:style-name="T12">1 nouvelles méthodes</text:span></text:p>
      <text:p text:style-name="P35">...</text:p>
      <text:p text:style-name="P35"/>
      <text:p text:style-name="P9"/>
      <text:p text:style-name="P24"/>
      <text:p text:style-name="P21"/>
      <text:p text:style-name="P24">12. Proposez à présent une redéfinition adaptée dans la classe<text:span text:style-name="T17"> </text:span><text:span text:style-name="T1">ComplexeMemoire</text:span> des méthodes d’addition et de multiplication de complexes définies dans la<text:span text:style-name="T17"> </text:span>classe <text:span text:style-name="T1">Complexe</text:span>. </text:p>
      <text:p text:style-name="P24"/>
      <text:p text:style-name="P18"><text:soft-page-break/><text:span text:style-name="T7">#3.12</text:span>.<text:span text:style-name="T12">1 Est-il possible et utile d’adapter le type de retour (covariance) ?</text:span></text:p>
      <text:p text:style-name="P19">...</text:p>
      <text:p text:style-name="P19"/>
      <text:p text:style-name="P9"/>
      <text:p text:style-name="P18"><text:span text:style-name="T7">#3.12</text:span>.<text:span text:style-name="T18">2 redéfinition des méthodes d'addition et de multiplication dans </text:span><text:span text:style-name="T6">ComplexeMemoire</text:span></text:p>
      <text:p text:style-name="P35">...</text:p>
      <text:p text:style-name="P35"/>
      <text:p text:style-name="P3"/>
      <text:p text:style-name="P24"/>
      <text:p text:style-name="P22">13. On souhaite à présent mettre en place une mémoire collective où apparaı̂t une seule fois<text:span text:style-name="T18"> </text:span>chaque<text:span text:style-name="T18"> </text:span>opération effectuée sur des instances de <text:span text:style-name="T1">ComplexeMemoire</text:span>. Adaptez votre classe afin de permettre<text:span text:style-name="T18"> </text:span>cela.</text:p>
      <text:p text:style-name="P22"/>
      <text:p text:style-name="P20"><text:span text:style-name="T7">#3.13</text:span>.<text:span text:style-name="T18">1 nouvelle définition de </text:span><text:span text:style-name="T6">ComplexeMemoire</text:span></text:p>
      <text:p text:style-name="P36">...</text:p>
      <text:p text:style-name="P36"/>
      <text:p text:style-name="P4"/>
      <text:p text:style-name="P22"/>
      <text:p text:style-name="P25">14. Sans modifier le code développé jusqu’à présent, que se passera-t-il si l’on invoque la méthode<text:span text:style-name="T18"> </text:span><text:span text:style-name="T1">equals</text:span> sur deux instances de la classe <text:span text:style-name="T1">ComplexeMemoire</text:span> ? Sur une instance de la classe <text:span text:style-name="T1">Complexe</text:span><text:span text:style-name="T18"> </text:span>et une instance de la classe <text:span text:style-name="T1">ComplexeMemoire</text:span> ?</text:p>
      <text:p text:style-name="P22"/>
      <text:p text:style-name="P20"><text:span text:style-name="T7">#3.14</text:span>.<text:span text:style-name="T18">1 réponse et tests</text:span></text:p>
      <text:p text:style-name="P36">...</text:p>
      <text:p text:style-name="P36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bin" svg:font-family="Cabin" style:font-pitch="variable"/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3:17:39.135000000</meta:creation-date>
    <meta:editing-duration>P0D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62" meta:word-count="692" meta:character-count="4395" meta:non-whitespace-character-count="3755"/>
  </office:meta>
</office:document-meta>
</file>